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5.473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 style: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sa_de_Dados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" form:control-implementation="ooo:com.sun.star.form.component.CommandButton" xml:id="control1" form:id="control1" form:label="Gerar Letras - Coluna &quot;D&quot;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erar_Letras.Gerar_Letras?language=Basic&amp;location=application" xlink:type="simple"/>
              </office:event-listeners>
            </form:button>
          </form:form>
        </office:forms>
        <table:shapes>
          <draw:control draw:z-index="0" draw:name="Controle 1" draw:text-style-name="P1" svg:width="4.53cm" svg:height="1.568cm" svg:x="0.274cm" svg:y="3.169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3" office:value-type="string" calcext:value-type="string">
            <text:p>Qtde. De Letras</text:p>
          </table:table-cell>
          <table:table-cell table:style-name="ce3"/>
          <table:table-cell table:style-name="ce3" office:value-type="string" calcext:value-type="string">
            <text:p>Primeiro Nome</text:p>
          </table:table-cell>
          <table:table-cell table:style-name="ce3" office:value-type="string" calcext:value-type="string">
            <text:p>Letras » Sobrenome</text:p>
          </table:table-cell>
          <table:table-cell table:style-name="ce3" office:value-type="string" calcext:value-type="string">
            <text:p>Nome Completo (Dados Sintéticos) » LGPD</text:p>
          </table:table-cell>
          <table:table-cell table:style-name="ce3" office:value-type="string" calcext:value-type="string">
            <text:p>CPF</text:p>
          </table:table-cell>
          <table:table-cell table:style-name="ce3" office:value-type="string" calcext:value-type="string">
            <text:p>Data Nascimento</text:p>
          </table:table-cell>
          <table:table-cell table:style-name="ce6" table:number-columns-repeated="101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/>
          <table:table-cell office:value-type="string" calcext:value-type="string">
            <text:p>Teste</text:p>
          </table:table-cell>
          <table:table-cell office:value-type="string" calcext:value-type="string">
            <text:p>A</text:p>
          </table:table-cell>
          <table:table-cell table:formula="of:=[.C2]&amp;&quot; &quot;&amp;[.D2]" office:value-type="string" office:string-value="Teste A" calcext:value-type="string">
            <text:p>Teste A</text:p>
          </table:table-cell>
          <table:table-cell table:style-name="ce8" office:value-type="float" office:value="84280745005" calcext:value-type="float">
            <text:p>84280745005</text:p>
          </table:table-cell>
          <table:table-cell table:style-name="ce8" office:value-type="float" office:value="11051995" calcext:value-type="float">
            <text:p>1105199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B</text:p>
          </table:table-cell>
          <table:table-cell table:formula="of:=[.C3]&amp;&quot; &quot;&amp;[.D3]" office:value-type="string" office:string-value="Teste B" calcext:value-type="string">
            <text:p>Teste B</text:p>
          </table:table-cell>
          <table:table-cell table:style-name="ce8" office:value-type="float" office:value="66832732279" calcext:value-type="float">
            <text:p>66832732279</text:p>
          </table:table-cell>
          <table:table-cell table:style-name="ce8" office:value-type="float" office:value="11052002" calcext:value-type="float">
            <text:p>1105200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C</text:p>
          </table:table-cell>
          <table:table-cell table:formula="of:=[.C4]&amp;&quot; &quot;&amp;[.D4]" office:value-type="string" office:string-value="Teste C" calcext:value-type="string">
            <text:p>Teste C</text:p>
          </table:table-cell>
          <table:table-cell table:style-name="ce8" office:value-type="float" office:value="85666576917" calcext:value-type="float">
            <text:p>85666576917</text:p>
          </table:table-cell>
          <table:table-cell table:style-name="ce8" office:value-type="float" office:value="11051987" calcext:value-type="float">
            <text:p>11051987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D</text:p>
          </table:table-cell>
          <table:table-cell table:formula="of:=[.C5]&amp;&quot; &quot;&amp;[.D5]" office:value-type="string" office:string-value="Teste D" calcext:value-type="string">
            <text:p>Teste D</text:p>
          </table:table-cell>
          <table:table-cell table:style-name="ce8" office:value-type="float" office:value="93499358727" calcext:value-type="float">
            <text:p>93499358727</text:p>
          </table:table-cell>
          <table:table-cell table:style-name="ce8" office:value-type="float" office:value="11052003" calcext:value-type="float">
            <text:p>11052003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E</text:p>
          </table:table-cell>
          <table:table-cell table:formula="of:=[.C6]&amp;&quot; &quot;&amp;[.D6]" office:value-type="string" office:string-value="Teste E" calcext:value-type="string">
            <text:p>Teste E</text:p>
          </table:table-cell>
          <table:table-cell table:style-name="ce8" office:value-type="float" office:value="23157504231" calcext:value-type="float">
            <text:p>23157504231</text:p>
          </table:table-cell>
          <table:table-cell table:style-name="ce8" office:value-type="float" office:value="11051995" calcext:value-type="float">
            <text:p>1105199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F</text:p>
          </table:table-cell>
          <table:table-cell table:formula="of:=[.C7]&amp;&quot; &quot;&amp;[.D7]" office:value-type="string" office:string-value="Teste F" calcext:value-type="string">
            <text:p>Teste F</text:p>
          </table:table-cell>
          <table:table-cell table:style-name="ce8" office:value-type="float" office:value="95791548800" calcext:value-type="float">
            <text:p>95791548800</text:p>
          </table:table-cell>
          <table:table-cell table:style-name="ce8" office:value-type="float" office:value="11052005" calcext:value-type="float">
            <text:p>1105200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G</text:p>
          </table:table-cell>
          <table:table-cell table:formula="of:=[.C8]&amp;&quot; &quot;&amp;[.D8]" office:value-type="string" office:string-value="Teste G" calcext:value-type="string">
            <text:p>Teste G</text:p>
          </table:table-cell>
          <table:table-cell table:style-name="ce8" office:value-type="float" office:value="7648110024" calcext:value-type="float">
            <text:p>7648110024</text:p>
          </table:table-cell>
          <table:table-cell table:style-name="ce8" office:value-type="float" office:value="11051994" calcext:value-type="float">
            <text:p>11051994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H</text:p>
          </table:table-cell>
          <table:table-cell table:formula="of:=[.C9]&amp;&quot; &quot;&amp;[.D9]" office:value-type="string" office:string-value="Teste H" calcext:value-type="string">
            <text:p>Teste H</text:p>
          </table:table-cell>
          <table:table-cell table:style-name="ce8" office:value-type="float" office:value="70870259105" calcext:value-type="float">
            <text:p>70870259105</text:p>
          </table:table-cell>
          <table:table-cell table:style-name="ce8" office:value-type="float" office:value="11051989" calcext:value-type="float">
            <text:p>11051989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I</text:p>
          </table:table-cell>
          <table:table-cell table:formula="of:=[.C10]&amp;&quot; &quot;&amp;[.D10]" office:value-type="string" office:string-value="Teste I" calcext:value-type="string">
            <text:p>Teste I</text:p>
          </table:table-cell>
          <table:table-cell table:style-name="ce8" office:value-type="float" office:value="78952084977" calcext:value-type="float">
            <text:p>78952084977</text:p>
          </table:table-cell>
          <table:table-cell table:style-name="ce8" office:value-type="float" office:value="11052003" calcext:value-type="float">
            <text:p>11052003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J</text:p>
          </table:table-cell>
          <table:table-cell table:formula="of:=[.C11]&amp;&quot; &quot;&amp;[.D11]" office:value-type="string" office:string-value="Teste J" calcext:value-type="string">
            <text:p>Teste J</text:p>
          </table:table-cell>
          <table:table-cell table:style-name="ce8" office:value-type="float" office:value="39598785246" calcext:value-type="float">
            <text:p>39598785246</text:p>
          </table:table-cell>
          <table:table-cell table:style-name="ce8" office:value-type="float" office:value="11051990" calcext:value-type="float">
            <text:p>1105199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K</text:p>
          </table:table-cell>
          <table:table-cell table:formula="of:=[.C12]&amp;&quot; &quot;&amp;[.D12]" office:value-type="string" office:string-value="Teste K" calcext:value-type="string">
            <text:p>Teste K</text:p>
          </table:table-cell>
          <table:table-cell table:style-name="ce8" office:value-type="float" office:value="62879902010" calcext:value-type="float">
            <text:p>62879902010</text:p>
          </table:table-cell>
          <table:table-cell table:style-name="ce8" office:value-type="float" office:value="11052006" calcext:value-type="float">
            <text:p>1105200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L</text:p>
          </table:table-cell>
          <table:table-cell table:formula="of:=[.C13]&amp;&quot; &quot;&amp;[.D13]" office:value-type="string" office:string-value="Teste L" calcext:value-type="string">
            <text:p>Teste L</text:p>
          </table:table-cell>
          <table:table-cell table:style-name="ce8" office:value-type="float" office:value="31349065110" calcext:value-type="float">
            <text:p>31349065110</text:p>
          </table:table-cell>
          <table:table-cell table:style-name="ce8" office:value-type="float" office:value="11052004" calcext:value-type="float">
            <text:p>11052004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M</text:p>
          </table:table-cell>
          <table:table-cell table:formula="of:=[.C14]&amp;&quot; &quot;&amp;[.D14]" office:value-type="string" office:string-value="Teste M" calcext:value-type="string">
            <text:p>Teste M</text:p>
          </table:table-cell>
          <table:table-cell table:style-name="ce8" office:value-type="float" office:value="50043072372" calcext:value-type="float">
            <text:p>50043072372</text:p>
          </table:table-cell>
          <table:table-cell table:style-name="ce8" office:value-type="float" office:value="11052004" calcext:value-type="float">
            <text:p>11052004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N</text:p>
          </table:table-cell>
          <table:table-cell table:formula="of:=[.C15]&amp;&quot; &quot;&amp;[.D15]" office:value-type="string" office:string-value="Teste N" calcext:value-type="string">
            <text:p>Teste N</text:p>
          </table:table-cell>
          <table:table-cell table:style-name="ce8" office:value-type="float" office:value="76873032298" calcext:value-type="float">
            <text:p>76873032298</text:p>
          </table:table-cell>
          <table:table-cell table:style-name="ce8" office:value-type="float" office:value="11052002" calcext:value-type="float">
            <text:p>1105200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O</text:p>
          </table:table-cell>
          <table:table-cell table:formula="of:=[.C16]&amp;&quot; &quot;&amp;[.D16]" office:value-type="string" office:string-value="Teste O" calcext:value-type="string">
            <text:p>Teste O</text:p>
          </table:table-cell>
          <table:table-cell table:style-name="ce8" office:value-type="float" office:value="16561567765" calcext:value-type="float">
            <text:p>16561567765</text:p>
          </table:table-cell>
          <table:table-cell table:style-name="ce8" office:value-type="float" office:value="11052004" calcext:value-type="float">
            <text:p>11052004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P</text:p>
          </table:table-cell>
          <table:table-cell table:formula="of:=[.C17]&amp;&quot; &quot;&amp;[.D17]" office:value-type="string" office:string-value="Teste P" calcext:value-type="string">
            <text:p>Teste P</text:p>
          </table:table-cell>
          <table:table-cell table:style-name="ce8" office:value-type="float" office:value="43391081708" calcext:value-type="float">
            <text:p>43391081708</text:p>
          </table:table-cell>
          <table:table-cell table:style-name="ce8" office:value-type="float" office:value="11051996" calcext:value-type="float">
            <text:p>1105199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Q</text:p>
          </table:table-cell>
          <table:table-cell table:formula="of:=[.C18]&amp;&quot; &quot;&amp;[.D18]" office:value-type="string" office:string-value="Teste Q" calcext:value-type="string">
            <text:p>Teste Q</text:p>
          </table:table-cell>
          <table:table-cell table:style-name="ce8" office:value-type="float" office:value="90515311847" calcext:value-type="float">
            <text:p>90515311847</text:p>
          </table:table-cell>
          <table:table-cell table:style-name="ce8" office:value-type="float" office:value="11051990" calcext:value-type="float">
            <text:p>1105199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R</text:p>
          </table:table-cell>
          <table:table-cell table:formula="of:=[.C19]&amp;&quot; &quot;&amp;[.D19]" office:value-type="string" office:string-value="Teste R" calcext:value-type="string">
            <text:p>Teste R</text:p>
          </table:table-cell>
          <table:table-cell table:style-name="ce8" office:value-type="float" office:value="98133885361" calcext:value-type="float">
            <text:p>98133885361</text:p>
          </table:table-cell>
          <table:table-cell table:style-name="ce8" office:value-type="float" office:value="11051992" calcext:value-type="float">
            <text:p>1105199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S</text:p>
          </table:table-cell>
          <table:table-cell table:formula="of:=[.C20]&amp;&quot; &quot;&amp;[.D20]" office:value-type="string" office:string-value="Teste S" calcext:value-type="string">
            <text:p>Teste S</text:p>
          </table:table-cell>
          <table:table-cell table:style-name="ce8" office:value-type="float" office:value="32338269748" calcext:value-type="float">
            <text:p>32338269748</text:p>
          </table:table-cell>
          <table:table-cell table:style-name="ce8" office:value-type="float" office:value="11051989" calcext:value-type="float">
            <text:p>11051989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T</text:p>
          </table:table-cell>
          <table:table-cell table:formula="of:=[.C21]&amp;&quot; &quot;&amp;[.D21]" office:value-type="string" office:string-value="Teste T" calcext:value-type="string">
            <text:p>Teste T</text:p>
          </table:table-cell>
          <table:table-cell table:style-name="ce8" office:value-type="float" office:value="46765040200" calcext:value-type="float">
            <text:p>46765040200</text:p>
          </table:table-cell>
          <table:table-cell table:style-name="ce8" office:value-type="float" office:value="11051990" calcext:value-type="float">
            <text:p>1105199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U</text:p>
          </table:table-cell>
          <table:table-cell table:formula="of:=[.C22]&amp;&quot; &quot;&amp;[.D22]" office:value-type="string" office:string-value="Teste U" calcext:value-type="string">
            <text:p>Teste U</text:p>
          </table:table-cell>
          <table:table-cell table:style-name="ce8" office:value-type="float" office:value="29405978802" calcext:value-type="float">
            <text:p>29405978802</text:p>
          </table:table-cell>
          <table:table-cell table:style-name="ce8" office:value-type="float" office:value="11051993" calcext:value-type="float">
            <text:p>11051993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V</text:p>
          </table:table-cell>
          <table:table-cell table:formula="of:=[.C23]&amp;&quot; &quot;&amp;[.D23]" office:value-type="string" office:string-value="Teste V" calcext:value-type="string">
            <text:p>Teste V</text:p>
          </table:table-cell>
          <table:table-cell table:style-name="ce8" office:value-type="float" office:value="15613007217" calcext:value-type="float">
            <text:p>15613007217</text:p>
          </table:table-cell>
          <table:table-cell table:style-name="ce8" office:value-type="float" office:value="11052001" calcext:value-type="float">
            <text:p>11052001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W</text:p>
          </table:table-cell>
          <table:table-cell table:formula="of:=[.C24]&amp;&quot; &quot;&amp;[.D24]" office:value-type="string" office:string-value="Teste W" calcext:value-type="string">
            <text:p>Teste W</text:p>
          </table:table-cell>
          <table:table-cell table:style-name="ce8" office:value-type="float" office:value="330721917" calcext:value-type="float">
            <text:p>330721917</text:p>
          </table:table-cell>
          <table:table-cell table:style-name="ce8" office:value-type="float" office:value="11051990" calcext:value-type="float">
            <text:p>1105199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X</text:p>
          </table:table-cell>
          <table:table-cell table:formula="of:=[.C25]&amp;&quot; &quot;&amp;[.D25]" office:value-type="string" office:string-value="Teste X" calcext:value-type="string">
            <text:p>Teste X</text:p>
          </table:table-cell>
          <table:table-cell table:style-name="ce8" office:value-type="float" office:value="16388337023" calcext:value-type="float">
            <text:p>16388337023</text:p>
          </table:table-cell>
          <table:table-cell table:style-name="ce8" office:value-type="float" office:value="11051992" calcext:value-type="float">
            <text:p>1105199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Y</text:p>
          </table:table-cell>
          <table:table-cell table:formula="of:=[.C26]&amp;&quot; &quot;&amp;[.D26]" office:value-type="string" office:string-value="Teste Y" calcext:value-type="string">
            <text:p>Teste Y</text:p>
          </table:table-cell>
          <table:table-cell table:style-name="ce8" office:value-type="float" office:value="91514641879" calcext:value-type="float">
            <text:p>91514641879</text:p>
          </table:table-cell>
          <table:table-cell table:style-name="ce8" office:value-type="float" office:value="11052006" calcext:value-type="float">
            <text:p>1105200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Z</text:p>
          </table:table-cell>
          <table:table-cell table:formula="of:=[.C27]&amp;&quot; &quot;&amp;[.D27]" office:value-type="string" office:string-value="Teste Z" calcext:value-type="string">
            <text:p>Teste Z</text:p>
          </table:table-cell>
          <table:table-cell table:style-name="ce8" office:value-type="float" office:value="64394879906" calcext:value-type="float">
            <text:p>64394879906</text:p>
          </table:table-cell>
          <table:table-cell table:style-name="ce8" office:value-type="float" office:value="11052001" calcext:value-type="float">
            <text:p>11052001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A</text:p>
          </table:table-cell>
          <table:table-cell table:formula="of:=[.C28]&amp;&quot; &quot;&amp;[.D28]" office:value-type="string" office:string-value="Teste AA" calcext:value-type="string">
            <text:p>Teste AA</text:p>
          </table:table-cell>
          <table:table-cell table:style-name="ce8" office:value-type="float" office:value="89256412322" calcext:value-type="float">
            <text:p>89256412322</text:p>
          </table:table-cell>
          <table:table-cell table:style-name="ce8" office:value-type="float" office:value="11052005" calcext:value-type="float">
            <text:p>1105200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B</text:p>
          </table:table-cell>
          <table:table-cell table:formula="of:=[.C29]&amp;&quot; &quot;&amp;[.D29]" office:value-type="string" office:string-value="Teste AB" calcext:value-type="string">
            <text:p>Teste AB</text:p>
          </table:table-cell>
          <table:table-cell table:style-name="ce8" office:value-type="float" office:value="34833654350" calcext:value-type="float">
            <text:p>34833654350</text:p>
          </table:table-cell>
          <table:table-cell table:style-name="ce8" office:value-type="float" office:value="11052001" calcext:value-type="float">
            <text:p>11052001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C</text:p>
          </table:table-cell>
          <table:table-cell table:formula="of:=[.C30]&amp;&quot; &quot;&amp;[.D30]" office:value-type="string" office:string-value="Teste AC" calcext:value-type="string">
            <text:p>Teste AC</text:p>
          </table:table-cell>
          <table:table-cell table:style-name="ce8" office:value-type="float" office:value="13994497027" calcext:value-type="float">
            <text:p>13994497027</text:p>
          </table:table-cell>
          <table:table-cell table:style-name="ce8" office:value-type="float" office:value="11051998" calcext:value-type="float">
            <text:p>11051998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D</text:p>
          </table:table-cell>
          <table:table-cell table:formula="of:=[.C31]&amp;&quot; &quot;&amp;[.D31]" office:value-type="string" office:string-value="Teste AD" calcext:value-type="string">
            <text:p>Teste AD</text:p>
          </table:table-cell>
          <table:table-cell table:style-name="ce8" office:value-type="float" office:value="39682146500" calcext:value-type="float">
            <text:p>39682146500</text:p>
          </table:table-cell>
          <table:table-cell table:style-name="ce8" office:value-type="float" office:value="11051992" calcext:value-type="float">
            <text:p>1105199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E</text:p>
          </table:table-cell>
          <table:table-cell table:formula="of:=[.C32]&amp;&quot; &quot;&amp;[.D32]" office:value-type="string" office:string-value="Teste AE" calcext:value-type="string">
            <text:p>Teste AE</text:p>
          </table:table-cell>
          <table:table-cell table:style-name="ce8" office:value-type="float" office:value="85453861762" calcext:value-type="float">
            <text:p>85453861762</text:p>
          </table:table-cell>
          <table:table-cell table:style-name="ce8" office:value-type="float" office:value="11051996" calcext:value-type="float">
            <text:p>1105199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F</text:p>
          </table:table-cell>
          <table:table-cell table:formula="of:=[.C33]&amp;&quot; &quot;&amp;[.D33]" office:value-type="string" office:string-value="Teste AF" calcext:value-type="string">
            <text:p>Teste AF</text:p>
          </table:table-cell>
          <table:table-cell table:style-name="ce8" office:value-type="float" office:value="9308744207" calcext:value-type="float">
            <text:p>9308744207</text:p>
          </table:table-cell>
          <table:table-cell table:style-name="ce8" office:value-type="float" office:value="11052006" calcext:value-type="float">
            <text:p>1105200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G</text:p>
          </table:table-cell>
          <table:table-cell table:formula="of:=[.C34]&amp;&quot; &quot;&amp;[.D34]" office:value-type="string" office:string-value="Teste AG" calcext:value-type="string">
            <text:p>Teste AG</text:p>
          </table:table-cell>
          <table:table-cell table:style-name="ce8" office:value-type="float" office:value="99110992022" calcext:value-type="float">
            <text:p>99110992022</text:p>
          </table:table-cell>
          <table:table-cell table:style-name="ce8" office:value-type="float" office:value="11052005" calcext:value-type="float">
            <text:p>1105200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H</text:p>
          </table:table-cell>
          <table:table-cell table:formula="of:=[.C35]&amp;&quot; &quot;&amp;[.D35]" office:value-type="string" office:string-value="Teste AH" calcext:value-type="string">
            <text:p>Teste AH</text:p>
          </table:table-cell>
          <table:table-cell table:style-name="ce8" office:value-type="float" office:value="69351795802" calcext:value-type="float">
            <text:p>69351795802</text:p>
          </table:table-cell>
          <table:table-cell table:style-name="ce8" office:value-type="float" office:value="11051989" calcext:value-type="float">
            <text:p>11051989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I</text:p>
          </table:table-cell>
          <table:table-cell table:formula="of:=[.C36]&amp;&quot; &quot;&amp;[.D36]" office:value-type="string" office:string-value="Teste AI" calcext:value-type="string">
            <text:p>Teste AI</text:p>
          </table:table-cell>
          <table:table-cell table:style-name="ce8" office:value-type="float" office:value="92214258000" calcext:value-type="float">
            <text:p>92214258000</text:p>
          </table:table-cell>
          <table:table-cell table:style-name="ce8" office:value-type="float" office:value="11051993" calcext:value-type="float">
            <text:p>11051993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J</text:p>
          </table:table-cell>
          <table:table-cell table:formula="of:=[.C37]&amp;&quot; &quot;&amp;[.D37]" office:value-type="string" office:string-value="Teste AJ" calcext:value-type="string">
            <text:p>Teste AJ</text:p>
          </table:table-cell>
          <table:table-cell table:style-name="ce8" office:value-type="float" office:value="24790446379" calcext:value-type="float">
            <text:p>24790446379</text:p>
          </table:table-cell>
          <table:table-cell table:style-name="ce8" office:value-type="float" office:value="11051987" calcext:value-type="float">
            <text:p>11051987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K</text:p>
          </table:table-cell>
          <table:table-cell table:formula="of:=[.C38]&amp;&quot; &quot;&amp;[.D38]" office:value-type="string" office:string-value="Teste AK" calcext:value-type="string">
            <text:p>Teste AK</text:p>
          </table:table-cell>
          <table:table-cell table:style-name="ce8" office:value-type="float" office:value="83127442661" calcext:value-type="float">
            <text:p>83127442661</text:p>
          </table:table-cell>
          <table:table-cell table:style-name="ce8" office:value-type="float" office:value="11051998" calcext:value-type="float">
            <text:p>11051998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L</text:p>
          </table:table-cell>
          <table:table-cell table:formula="of:=[.C39]&amp;&quot; &quot;&amp;[.D39]" office:value-type="string" office:string-value="Teste AL" calcext:value-type="string">
            <text:p>Teste AL</text:p>
          </table:table-cell>
          <table:table-cell table:style-name="ce8" office:value-type="float" office:value="32450717951" calcext:value-type="float">
            <text:p>32450717951</text:p>
          </table:table-cell>
          <table:table-cell table:style-name="ce8" office:value-type="float" office:value="11051991" calcext:value-type="float">
            <text:p>11051991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M</text:p>
          </table:table-cell>
          <table:table-cell table:formula="of:=[.C40]&amp;&quot; &quot;&amp;[.D40]" office:value-type="string" office:string-value="Teste AM" calcext:value-type="string">
            <text:p>Teste AM</text:p>
          </table:table-cell>
          <table:table-cell table:style-name="ce8" office:value-type="float" office:value="78635731816" calcext:value-type="float">
            <text:p>78635731816</text:p>
          </table:table-cell>
          <table:table-cell table:style-name="ce8" office:value-type="float" office:value="11052002" calcext:value-type="float">
            <text:p>1105200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N</text:p>
          </table:table-cell>
          <table:table-cell table:formula="of:=[.C41]&amp;&quot; &quot;&amp;[.D41]" office:value-type="string" office:string-value="Teste AN" calcext:value-type="string">
            <text:p>Teste AN</text:p>
          </table:table-cell>
          <table:table-cell table:style-name="ce8" office:value-type="float" office:value="66487848069" calcext:value-type="float">
            <text:p>66487848069</text:p>
          </table:table-cell>
          <table:table-cell table:style-name="ce8" office:value-type="float" office:value="11051999" calcext:value-type="float">
            <text:p>11051999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O</text:p>
          </table:table-cell>
          <table:table-cell table:formula="of:=[.C42]&amp;&quot; &quot;&amp;[.D42]" office:value-type="string" office:string-value="Teste AO" calcext:value-type="string">
            <text:p>Teste AO</text:p>
          </table:table-cell>
          <table:table-cell table:style-name="ce8" office:value-type="float" office:value="46014285997" calcext:value-type="float">
            <text:p>46014285997</text:p>
          </table:table-cell>
          <table:table-cell table:style-name="ce8" office:value-type="float" office:value="11051995" calcext:value-type="float">
            <text:p>1105199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P</text:p>
          </table:table-cell>
          <table:table-cell table:formula="of:=[.C43]&amp;&quot; &quot;&amp;[.D43]" office:value-type="string" office:string-value="Teste AP" calcext:value-type="string">
            <text:p>Teste AP</text:p>
          </table:table-cell>
          <table:table-cell table:style-name="ce8" office:value-type="float" office:value="47867150005" calcext:value-type="float">
            <text:p>47867150005</text:p>
          </table:table-cell>
          <table:table-cell table:style-name="ce8" office:value-type="float" office:value="11051993" calcext:value-type="float">
            <text:p>11051993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Q</text:p>
          </table:table-cell>
          <table:table-cell table:formula="of:=[.C44]&amp;&quot; &quot;&amp;[.D44]" office:value-type="string" office:string-value="Teste AQ" calcext:value-type="string">
            <text:p>Teste AQ</text:p>
          </table:table-cell>
          <table:table-cell table:style-name="ce8" office:value-type="float" office:value="57994127886" calcext:value-type="float">
            <text:p>57994127886</text:p>
          </table:table-cell>
          <table:table-cell table:style-name="ce8" office:value-type="float" office:value="11051997" calcext:value-type="float">
            <text:p>11051997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R</text:p>
          </table:table-cell>
          <table:table-cell table:formula="of:=[.C45]&amp;&quot; &quot;&amp;[.D45]" office:value-type="string" office:string-value="Teste AR" calcext:value-type="string">
            <text:p>Teste AR</text:p>
          </table:table-cell>
          <table:table-cell table:style-name="ce8" office:value-type="float" office:value="47569305817" calcext:value-type="float">
            <text:p>47569305817</text:p>
          </table:table-cell>
          <table:table-cell table:style-name="ce8" office:value-type="float" office:value="11051995" calcext:value-type="float">
            <text:p>1105199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S</text:p>
          </table:table-cell>
          <table:table-cell table:formula="of:=[.C46]&amp;&quot; &quot;&amp;[.D46]" office:value-type="string" office:string-value="Teste AS" calcext:value-type="string">
            <text:p>Teste AS</text:p>
          </table:table-cell>
          <table:table-cell table:style-name="ce8" office:value-type="float" office:value="78586629375" calcext:value-type="float">
            <text:p>78586629375</text:p>
          </table:table-cell>
          <table:table-cell table:style-name="ce8" office:value-type="float" office:value="11052005" calcext:value-type="float">
            <text:p>1105200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T</text:p>
          </table:table-cell>
          <table:table-cell table:formula="of:=[.C47]&amp;&quot; &quot;&amp;[.D47]" office:value-type="string" office:string-value="Teste AT" calcext:value-type="string">
            <text:p>Teste AT</text:p>
          </table:table-cell>
          <table:table-cell table:style-name="ce8" office:value-type="float" office:value="8527294214" calcext:value-type="float">
            <text:p>8527294214</text:p>
          </table:table-cell>
          <table:table-cell table:style-name="ce8" office:value-type="float" office:value="11051991" calcext:value-type="float">
            <text:p>11051991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U</text:p>
          </table:table-cell>
          <table:table-cell table:formula="of:=[.C48]&amp;&quot; &quot;&amp;[.D48]" office:value-type="string" office:string-value="Teste AU" calcext:value-type="string">
            <text:p>Teste AU</text:p>
          </table:table-cell>
          <table:table-cell table:style-name="ce8" office:value-type="float" office:value="30216495806" calcext:value-type="float">
            <text:p>30216495806</text:p>
          </table:table-cell>
          <table:table-cell table:style-name="ce8" office:value-type="float" office:value="11051997" calcext:value-type="float">
            <text:p>11051997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V</text:p>
          </table:table-cell>
          <table:table-cell table:formula="of:=[.C49]&amp;&quot; &quot;&amp;[.D49]" office:value-type="string" office:string-value="Teste AV" calcext:value-type="string">
            <text:p>Teste AV</text:p>
          </table:table-cell>
          <table:table-cell table:style-name="ce8" office:value-type="float" office:value="78259195992" calcext:value-type="float">
            <text:p>78259195992</text:p>
          </table:table-cell>
          <table:table-cell table:style-name="ce8" office:value-type="float" office:value="11052002" calcext:value-type="float">
            <text:p>1105200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W</text:p>
          </table:table-cell>
          <table:table-cell table:formula="of:=[.C50]&amp;&quot; &quot;&amp;[.D50]" office:value-type="string" office:string-value="Teste AW" calcext:value-type="string">
            <text:p>Teste AW</text:p>
          </table:table-cell>
          <table:table-cell table:style-name="ce8" office:value-type="float" office:value="46691179552" calcext:value-type="float">
            <text:p>46691179552</text:p>
          </table:table-cell>
          <table:table-cell table:style-name="ce8" office:value-type="float" office:value="11052001" calcext:value-type="float">
            <text:p>11052001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Teste</text:p>
          </table:table-cell>
          <table:table-cell office:value-type="string" calcext:value-type="string">
            <text:p>AX</text:p>
          </table:table-cell>
          <table:table-cell table:formula="of:=[.C51]&amp;&quot; &quot;&amp;[.D51]" office:value-type="string" office:string-value="Teste AX" calcext:value-type="string">
            <text:p>Teste AX</text:p>
          </table:table-cell>
          <table:table-cell table:style-name="ce8" office:value-type="float" office:value="4181365301" calcext:value-type="float">
            <text:p>4181365301</text:p>
          </table:table-cell>
          <table:table-cell table:style-name="ce8" office:value-type="float" office:value="11052004" calcext:value-type="float">
            <text:p>11052004</text:p>
          </table:table-cell>
          <table:table-cell table:number-columns-repeated="1017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1T13:40:31.684000000</meta:creation-date>
    <meta:generator>LibreOffice/7.3.4.2$Windows_X86_64 LibreOffice_project/728fec16bd5f605073805c3c9e7c4212a0120dc5</meta:generator>
    <dc:date>2024-05-11T16:09:00.590000000</dc:date>
    <meta:editing-duration>PT30M27S</meta:editing-duration>
    <meta:editing-cycles>15</meta:editing-cycles>
    <meta:document-statistic meta:table-count="1" meta:cell-count="257" meta:object-count="1"/>
  </office:meta>
</office:document-meta>
</file>